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778d" officeooo:paragraph-rsid="0012778d"/>
    </style:style>
    <style:style style:name="P2" style:family="paragraph" style:parent-style-name="Standard">
      <style:text-properties officeooo:rsid="0013fb76" officeooo:paragraph-rsid="0013fb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mot dong nhanh A </text:p>
      <text:p text:style-name="P2">code mot dong nhanh B++++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10:04:05.287706445</meta:creation-date>
    <dc:date>2020-12-23T10:10:10.707221893</dc:date>
    <meta:editing-duration>PT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10" meta:character-count="48" meta:non-whitespace-character-count="39"/>
  </office:meta>
</office:document-meta>
</file>